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OleObj37" manifest:media-type="application/octet-stream"/>
  <manifest:file-entry manifest:full-path="OleObj38" manifest:media-type="application/octet-stream"/>
  <manifest:file-entry manifest:full-path="OleObj39" manifest:media-type="application/octet-stream"/>
  <manifest:file-entry manifest:full-path="OleObj40" manifest:media-type="application/octet-stream"/>
  <manifest:file-entry manifest:full-path="OleObj41" manifest:media-type="application/octet-stream"/>
  <manifest:file-entry manifest:full-path="OleObj42" manifest:media-type="application/octet-stream"/>
  <manifest:file-entry manifest:full-path="OleObj43" manifest:media-type="application/octet-stream"/>
  <manifest:file-entry manifest:full-path="OleObj44" manifest:media-type="application/octet-stream"/>
  <manifest:file-entry manifest:full-path="OleObj45" manifest:media-type="application/octet-stream"/>
  <manifest:file-entry manifest:full-path="OleObj46" manifest:media-type="application/octet-stream"/>
  <manifest:file-entry manifest:full-path="OleObj47" manifest:media-type="application/octet-stream"/>
  <manifest:file-entry manifest:full-path="OleObj48" manifest:media-type="application/octet-stream"/>
  <manifest:file-entry manifest:full-path="OleObj49" manifest:media-type="application/octet-stream"/>
  <manifest:file-entry manifest:full-path="OleObj50" manifest:media-type="application/octet-stream"/>
  <manifest:file-entry manifest:full-path="OleObj51" manifest:media-type="application/octet-stream"/>
  <manifest:file-entry manifest:full-path="OleObj52" manifest:media-type="application/octet-stream"/>
  <manifest:file-entry manifest:full-path="OleObj53" manifest:media-type="application/octet-stream"/>
  <manifest:file-entry manifest:full-path="OleObj54" manifest:media-type="application/octet-stream"/>
  <manifest:file-entry manifest:full-path="OleObj55" manifest:media-type="application/octet-stream"/>
  <manifest:file-entry manifest:full-path="OleObj56" manifest:media-type="application/octet-stream"/>
  <manifest:file-entry manifest:full-path="OleObj57" manifest:media-type="application/octet-stream"/>
  <manifest:file-entry manifest:full-path="OleObj58" manifest:media-type="application/octet-stream"/>
  <manifest:file-entry manifest:full-path="OleObj59" manifest:media-type="application/octet-stream"/>
  <manifest:file-entry manifest:full-path="OleObj60" manifest:media-type="application/octet-stream"/>
  <manifest:file-entry manifest:full-path="OleObj61" manifest:media-type="application/octet-stream"/>
  <manifest:file-entry manifest:full-path="OleObj6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ff0000"/>
    </style:style>
    <style:style style:name="T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1.00pt" fo:font-weight="normal" fo:font-family="'Courier New'" style:font-family-asian="'Courier New'" style:font-family-complex="'Courier New'" fo:background-color="transparent" fo:color="#666666"/>
    </style:style>
    <style:style style:name="T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9b00d3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1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4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14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1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1)main()</text:span></text:p>
      <text:p text:style-name="P1"><text:span text:style-name="T1">printf("hello");</text:span></text:p>
      <text:p text:style-name="P1"><text:span text:style-name="T1">getch();</text:span></text:p>
      <text:p text:style-name="P1"><text:span text:style-name="T1">}</text:span></text:p>
      <text:p text:style-name="P1"><draw:frame text:anchor-type="as-char" svg:width="146.58mm" svg:height="82.29mm" style:rel-width="scale" style:rel-height="scale"><draw:object-ole xlink:href="OleObj1"/><draw:image xlink:href="ObjectReplacements/OleObj1"/></draw:frame><text:span text:style-name="T2"/></text:p>
      <text:p text:style-name="P1"><text:span text:style-name="T3">2)main()_</text:span></text:p>
      <text:p text:style-name="P1"><text:span text:style-name="T3">{</text:span></text:p>
      <text:p text:style-name="P1"><text:span text:style-name="T3">printf("hello""sir");</text:span></text:p>
      <text:p text:style-name="P1"><text:span text:style-name="T3">getch();</text:span></text:p>
      <text:p text:style-name="P1"><text:span text:style-name="T3">}</text:span></text:p>
      <text:p text:style-name="P1"><draw:frame text:anchor-type="as-char" svg:width="146.58mm" svg:height="82.29mm" style:rel-width="scale" style:rel-height="scale"><draw:object-ole xlink:href="OleObj2"/><draw:image xlink:href="ObjectReplacements/OleObj2"/></draw:frame><text:span text:style-name="T4"/></text:p>
      <text:p text:style-name="P1"><text:span text:style-name="T5">3)main()</text:span></text:p>
      <text:p text:style-name="P1"><text:span text:style-name="T5">{</text:span></text:p>
      <text:p text:style-name="P1"><text:span text:style-name="T5">printf("hello");</text:span></text:p>
      <text:p text:style-name="P1"><text:span text:style-name="T5">main();</text:span></text:p>
      <text:p text:style-name="P1"><text:span text:style-name="T5">getch();</text:span></text:p>
      <text:p text:style-name="P1"><text:span text:style-name="T5">}</text:span></text:p>
      <text:p text:style-name="P1"><draw:frame text:anchor-type="as-char" svg:width="146.58mm" svg:height="82.29mm" style:rel-width="scale" style:rel-height="scale"><draw:object-ole xlink:href="OleObj3"/><draw:image xlink:href="ObjectReplacements/OleObj3"/></draw:frame><text:span text:style-name="T6"/></text:p>
      <text:p text:style-name="P1"><text:span text:style-name="T7">4)main()</text:span></text:p>
      <text:p text:style-name="P1"><text:span text:style-name="T7">{</text:span></text:p>
      <text:p text:style-name="P1"><text:span text:style-name="T7">int x=4;</text:span></text:p>
      <text:p text:style-name="P1"><text:span text:style-name="T7">printf("%d",x);</text:span></text:p>
      <text:p text:style-name="P1"><text:span text:style-name="T7">}</text:span></text:p>
      <text:p text:style-name="P1"><draw:frame text:anchor-type="as-char" svg:width="146.58mm" svg:height="82.29mm" style:rel-width="scale" style:rel-height="scale"><draw:object-ole xlink:href="OleObj4"/><draw:image xlink:href="ObjectReplacements/OleObj4"/></draw:frame><text:span text:style-name="T8"/></text:p>
      <text:p text:style-name="P1"><text:span text:style-name="T9">5)main(0</text:span></text:p>
      <text:p text:style-name="P1"><text:span text:style-name="T9">{</text:span></text:p>
      <text:p text:style-name="P1"><text:span text:style-name="T9">int x=3;</text:span></text:p>
      <text:p text:style-name="P1"><text:span text:style-name="T9">printf("%c",x);</text:span></text:p>
      <text:p text:style-name="P1"><text:span text:style-name="T9">}</text:span></text:p>
      <text:p text:style-name="P1"><draw:frame text:anchor-type="as-char" svg:width="146.58mm" svg:height="82.29mm" style:rel-width="scale" style:rel-height="scale"><draw:object-ole xlink:href="OleObj5"/><draw:image xlink:href="ObjectReplacements/OleObj5"/></draw:frame><text:span text:style-name="T10"/></text:p>
      <text:p text:style-name="P1"><text:span text:style-name="T11">6)main(0</text:span></text:p>
      <text:p text:style-name="P1"><text:span text:style-name="T11">{</text:span></text:p>
      <text:p text:style-name="P1"><text:span text:style-name="T11">int x=4;</text:span></text:p>
      <text:p text:style-name="P1"><text:span text:style-name="T11">printf("%i",x)'</text:span></text:p>
      <text:p text:style-name="P1"><text:span text:style-name="T11">}</text:span></text:p>
      <text:p text:style-name="P1"><draw:frame text:anchor-type="as-char" svg:width="146.58mm" svg:height="82.29mm" style:rel-width="scale" style:rel-height="scale"><draw:object-ole xlink:href="OleObj6"/><draw:image xlink:href="ObjectReplacements/OleObj6"/></draw:frame><text:span text:style-name="T12"/></text:p>
      <text:p text:style-name="P1"><text:span text:style-name="T12"/></text:p>
      <text:p text:style-name="P1"><text:span text:style-name="T13"><text:s/>7)main()</text:span></text:p>
      <text:p text:style-name="P1"><text:span text:style-name="T13">{</text:span></text:p>
      <text:p text:style-name="P1"><text:span text:style-name="T13">int x=4;</text:span></text:p>
      <text:p text:style-name="P1"><text:span text:style-name="T13">printf(" the x value%d",x);</text:span></text:p>
      <text:p text:style-name="P1"><text:span text:style-name="T13">}</text:span></text:p>
      <text:p text:style-name="P1"><draw:frame text:anchor-type="as-char" svg:width="146.58mm" svg:height="82.29mm" style:rel-width="scale" style:rel-height="scale"><draw:object-ole xlink:href="OleObj7"/><draw:image xlink:href="ObjectReplacements/OleObj7"/></draw:frame><text:span text:style-name="T14"/></text:p>
      <text:p text:style-name="P1"><text:span text:style-name="T15">8)main()</text:span></text:p>
      <text:p text:style-name="P1"><text:span text:style-name="T15">{</text:span></text:p>
      <text:p text:style-name="P1"><text:span text:style-name="T15">int x=1234;</text:span></text:p>
      <text:p text:style-name="P1"><text:span text:style-name="T15">printf("%d",x);</text:span></text:p>
      <text:p text:style-name="P1"><text:span text:style-name="T15">}</text:span></text:p>
      <text:p text:style-name="P1"><draw:frame text:anchor-type="as-char" svg:width="146.58mm" svg:height="82.29mm" style:rel-width="scale" style:rel-height="scale"><draw:object-ole xlink:href="OleObj8"/><draw:image xlink:href="ObjectReplacements/OleObj8"/></draw:frame><text:span text:style-name="T16"/></text:p>
      <text:p text:style-name="P1"><text:span text:style-name="T17">9)main()</text:span></text:p>
      <text:p text:style-name="P1"><text:span text:style-name="T17">{</text:span></text:p>
      <text:p text:style-name="P1"><text:span text:style-name="T17">char ch="%d";</text:span></text:p>
      <text:p text:style-name="P1"><text:span text:style-name="T17">printf["%c",ch];</text:span></text:p>
      <text:p text:style-name="P1"><text:span text:style-name="T17">}</text:span></text:p>
      <text:p text:style-name="P1"><draw:frame text:anchor-type="as-char" svg:width="146.58mm" svg:height="82.29mm" style:rel-width="scale" style:rel-height="scale"><draw:object-ole xlink:href="OleObj9"/><draw:image xlink:href="ObjectReplacements/OleObj9"/></draw:frame><text:span text:style-name="T18"/></text:p>
      <text:p text:style-name="P1"><text:span text:style-name="T19">10)main()</text:span></text:p>
      <text:p text:style-name="P1"><text:span text:style-name="T19">{</text:span></text:p>
      <text:p text:style-name="P1"><text:span text:style-name="T19">float x=123.12;</text:span></text:p>
      <text:p text:style-name="P1"><text:span text:style-name="T19">printf("%f",x);</text:span></text:p>
      <text:p text:style-name="P1"><text:span text:style-name="T19">}</text:span></text:p>
      <text:p text:style-name="P1"><draw:frame text:anchor-type="as-char" svg:width="146.58mm" svg:height="82.29mm" style:rel-width="scale" style:rel-height="scale"><draw:object-ole xlink:href="OleObj10"/><draw:image xlink:href="ObjectReplacements/OleObj10"/></draw:frame><text:span text:style-name="T20"/></text:p>
      <text:p text:style-name="P1"><text:span text:style-name="T21">11)main()</text:span></text:p>
      <text:p text:style-name="P1"><text:span text:style-name="T21">{</text:span></text:p>
      <text:p text:style-name="P1"><text:span text:style-name="T21">float x=123.12;</text:span></text:p>
      <text:p text:style-name="P1"><text:span text:style-name="T21">printf("%e",x);</text:span></text:p>
      <text:p text:style-name="P1"><text:span text:style-name="T21">}</text:span></text:p>
      <text:p text:style-name="P1"><draw:frame text:anchor-type="as-char" svg:width="146.58mm" svg:height="82.29mm" style:rel-width="scale" style:rel-height="scale"><draw:object-ole xlink:href="OleObj11"/><draw:image xlink:href="ObjectReplacements/OleObj11"/></draw:frame><text:span text:style-name="T22"/></text:p>
      <text:p text:style-name="P1"><text:span text:style-name="T23">12)main()</text:span></text:p>
      <text:p text:style-name="P1"><text:span text:style-name="T23">{</text:span></text:p>
      <text:p text:style-name="P1"><text:span text:style-name="T23">char st[20]="harini"</text:span></text:p>
      <text:p text:style-name="P1"><text:span text:style-name="T23">printf("%s",st);</text:span></text:p>
      <text:p text:style-name="P1"><text:span text:style-name="T23">}</text:span></text:p>
      <text:p text:style-name="P1"><draw:frame text:anchor-type="as-char" svg:width="146.58mm" svg:height="82.29mm" style:rel-width="scale" style:rel-height="scale"><draw:object-ole xlink:href="OleObj12"/><draw:image xlink:href="ObjectReplacements/OleObj12"/></draw:frame><text:span text:style-name="T24"/></text:p>
      <text:p text:style-name="P1"><text:span text:style-name="T25">13)main()</text:span></text:p>
      <text:p text:style-name="P1"><text:span text:style-name="T25">{</text:span></text:p>
      <text:p text:style-name="P1"><text:span text:style-name="T25">float x=132.12;</text:span></text:p>
      <text:p text:style-name="P1"><text:span text:style-name="T25">printf("%g",x);</text:span></text:p>
      <text:p text:style-name="P1"><text:span text:style-name="T25">}</text:span></text:p>
      <text:p text:style-name="P1"><draw:frame text:anchor-type="as-char" svg:width="146.58mm" svg:height="82.29mm" style:rel-width="scale" style:rel-height="scale"><draw:object-ole xlink:href="OleObj13"/><draw:image xlink:href="ObjectReplacements/OleObj13"/></draw:frame><text:span text:style-name="T26"/></text:p>
      <text:p text:style-name="P1"><text:span text:style-name="T27">14)main()</text:span></text:p>
      <text:p text:style-name="P1"><text:span text:style-name="T27">{</text:span></text:p>
      <text:p text:style-name="P1"><text:span text:style-name="T27">int x=10;</text:span></text:p>
      <text:p text:style-name="P1"><text:span text:style-name="T27">printf("%o",x);</text:span></text:p>
      <text:p text:style-name="P1"><text:span text:style-name="T27">}</text:span></text:p>
      <text:p text:style-name="P1"><draw:frame text:anchor-type="as-char" svg:width="146.58mm" svg:height="82.29mm" style:rel-width="scale" style:rel-height="scale"><draw:object-ole xlink:href="OleObj14"/><draw:image xlink:href="ObjectReplacements/OleObj14"/></draw:frame><text:span text:style-name="T28"/></text:p>
      <text:p text:style-name="P1"><text:span text:style-name="T29"><text:s/>15)main()</text:span></text:p>
      <text:p text:style-name="P1"><text:span text:style-name="T29">{</text:span></text:p>
      <text:p text:style-name="P1"><text:span text:style-name="T29">int x=16;</text:span></text:p>
      <text:p text:style-name="P1"><text:span text:style-name="T29">printf("%X",x);</text:span></text:p>
      <text:p text:style-name="P1"><text:span text:style-name="T29">}</text:span></text:p>
      <text:p text:style-name="P1"><text:span text:style-name="T29"><text:s/></text:span></text:p>
      <text:p text:style-name="P1"><draw:frame text:anchor-type="as-char" svg:width="146.58mm" svg:height="82.29mm" style:rel-width="scale" style:rel-height="scale"><draw:object-ole xlink:href="OleObj15"/><draw:image xlink:href="ObjectReplacements/OleObj15"/></draw:frame><text:span text:style-name="T30"/></text:p>
      <text:p text:style-name="P1"><text:span text:style-name="T31">16)main()</text:span></text:p>
      <text:p text:style-name="P1"><text:span text:style-name="T31">{</text:span></text:p>
      <text:p text:style-name="P1"><text:span text:style-name="T31">int x=0;</text:span></text:p>
      <text:p text:style-name="P1"><text:span text:style-name="T31">printf("%d",!!x);</text:span></text:p>
      <text:p text:style-name="P1"><text:span text:style-name="T31">}</text:span></text:p>
      <text:p text:style-name="P1"><draw:frame text:anchor-type="as-char" svg:width="146.58mm" svg:height="82.29mm" style:rel-width="scale" style:rel-height="scale"><draw:object-ole xlink:href="OleObj16"/><draw:image xlink:href="ObjectReplacements/OleObj16"/></draw:frame><text:span text:style-name="T32"/></text:p>
      <text:p text:style-name="P1"><text:span text:style-name="T33">17)main()</text:span></text:p>
      <text:p text:style-name="P1"><text:span text:style-name="T33">{</text:span></text:p>
      <text:p text:style-name="P1"><text:span text:style-name="T33">int x=10;</text:span></text:p>
      <text:p text:style-name="P1"><text:span text:style-name="T33">printf("%u",x);</text:span></text:p>
      <text:p text:style-name="P1"><text:span text:style-name="T33">}</text:span></text:p>
      <text:p text:style-name="P1"><draw:frame text:anchor-type="as-char" svg:width="146.58mm" svg:height="82.29mm" style:rel-width="scale" style:rel-height="scale"><draw:object-ole xlink:href="OleObj17"/><draw:image xlink:href="ObjectReplacements/OleObj17"/></draw:frame><text:span text:style-name="T34"/></text:p>
      <text:p text:style-name="P1"><text:span text:style-name="T35">18)main()</text:span></text:p>
      <text:p text:style-name="P1"><text:span text:style-name="T35">{</text:span></text:p>
      <text:p text:style-name="P1"><text:span text:style-name="T35">int x=16;</text:span></text:p>
      <text:p text:style-name="P1"><text:span text:style-name="T35">printf("%x",x);</text:span></text:p>
      <text:p text:style-name="P1"><text:span text:style-name="T35">}</text:span><draw:frame text:anchor-type="as-char" svg:width="146.58mm" svg:height="82.29mm" style:rel-width="scale" style:rel-height="scale"><draw:object-ole xlink:href="OleObj18"/><draw:image xlink:href="ObjectReplacements/OleObj18"/></draw:frame><text:span text:style-name="T35"/></text:p>
      <text:p text:style-name="P1"><text:span text:style-name="T35"><text:s/></text:span></text:p>
      <text:p text:style-name="P1"><text:span text:style-name="T35">19)main()</text:span></text:p>
      <text:p text:style-name="P1"><text:span text:style-name="T35">{</text:span></text:p>
      <text:p text:style-name="P1"><text:span text:style-name="T35">int x=0;</text:span></text:p>
      <text:p text:style-name="P1"><text:span text:style-name="T35">printf("%d",!x);</text:span></text:p>
      <text:p text:style-name="P1"><text:span text:style-name="T35">}</text:span></text:p>
      <text:p text:style-name="P1"><draw:frame text:anchor-type="as-char" svg:width="146.58mm" svg:height="82.29mm" style:rel-width="scale" style:rel-height="scale"><draw:object-ole xlink:href="OleObj19"/><draw:image xlink:href="ObjectReplacements/OleObj19"/></draw:frame><text:span text:style-name="T36"/></text:p>
      <text:p text:style-name="P1"><text:span text:style-name="T36"/></text:p>
      <text:p text:style-name="P1"><text:span text:style-name="T37"><text:s/>20)main()</text:span></text:p>
      <text:p text:style-name="P1"><text:span text:style-name="T37">{</text:span></text:p>
      <text:p text:style-name="P1"><text:span text:style-name="T37">int x=10;</text:span></text:p>
      <text:p text:style-name="P1"><text:span text:style-name="T37">printf("%p",x);</text:span></text:p>
      <text:p text:style-name="P1"><text:span text:style-name="T37">}</text:span></text:p>
      <text:p text:style-name="P1"><draw:frame text:anchor-type="as-char" svg:width="146.58mm" svg:height="82.29mm" style:rel-width="scale" style:rel-height="scale"><draw:object-ole xlink:href="OleObj20"/><draw:image xlink:href="ObjectReplacements/OleObj20"/></draw:frame><text:span text:style-name="T38"/></text:p>
      <text:p text:style-name="P1"><text:span text:style-name="T38"/></text:p>
      <text:p text:style-name="P1"><text:span text:style-name="T39"><text:s/></text:span></text:p>
      <text:p text:style-name="P1"><text:span text:style-name="T39">21)main()</text:span></text:p>
      <text:p text:style-name="P1"><text:span text:style-name="T39">{</text:span></text:p>
      <text:p text:style-name="P1"><text:span text:style-name="T39">printf("");</text:span></text:p>
      <text:p text:style-name="P1"><text:span text:style-name="T39">main();</text:span></text:p>
      <text:p text:style-name="P1"><text:span text:style-name="T39">}</text:span></text:p>
      <text:p text:style-name="P1"><draw:frame text:anchor-type="as-char" svg:width="146.58mm" svg:height="82.29mm" style:rel-width="scale" style:rel-height="scale"><draw:object-ole xlink:href="OleObj21"/><draw:image xlink:href="ObjectReplacements/OleObj21"/></draw:frame><text:span text:style-name="T40"/></text:p>
      <text:p text:style-name="P1"><text:span text:style-name="T40"/></text:p>
      <text:p text:style-name="P1"><text:span text:style-name="T41"><text:s/></text:span></text:p>
      <text:p text:style-name="P1"><text:span text:style-name="T41">22)main()</text:span></text:p>
      <text:p text:style-name="P1"><text:span text:style-name="T41">{</text:span></text:p>
      <text:p text:style-name="P1"><text:span text:style-name="T41">{</text:span></text:p>
      <text:p text:style-name="P1"><text:span text:style-name="T41">printf("hello");</text:span></text:p>
      <text:p text:style-name="P1"><text:span text:style-name="T41">}</text:span><draw:frame text:anchor-type="as-char" svg:width="146.58mm" svg:height="82.29mm" style:rel-width="scale" style:rel-height="scale"><draw:object-ole xlink:href="OleObj22"/><draw:image xlink:href="ObjectReplacements/OleObj22"/></draw:frame><text:span text:style-name="T41"/></text:p>
      <text:p text:style-name="P1"><text:span text:style-name="T41"><text:s/></text:span></text:p>
      <text:p text:style-name="P1"><text:span text:style-name="T41">23)main()</text:span></text:p>
      <text:p text:style-name="P1"><text:span text:style-name="T41">{</text:span></text:p>
      <text:p text:style-name="P1"><text:span text:style-name="T41">int a, b,c;</text:span></text:p>
      <text:p text:style-name="P1"><text:span text:style-name="T41">c=a+b;</text:span></text:p>
      <text:p text:style-name="P1"><text:span text:style-name="T41">printf("%d",c);</text:span></text:p>
      <text:p text:style-name="P1"><text:span text:style-name="T41">}</text:span></text:p>
      <text:p text:style-name="P1"><draw:frame text:anchor-type="as-char" svg:width="146.58mm" svg:height="82.29mm" style:rel-width="scale" style:rel-height="scale"><draw:object-ole xlink:href="OleObj23"/><draw:image xlink:href="ObjectReplacements/OleObj23"/></draw:frame><text:span text:style-name="T42"/></text:p>
      <text:p text:style-name="P1"><text:span text:style-name="T42"/></text:p>
      <text:p text:style-name="P1"><text:span text:style-name="T43"><text:s/></text:span></text:p>
      <text:p text:style-name="P1"><text:span text:style-name="T43">24)main()</text:span></text:p>
      <text:p text:style-name="P1"><text:span text:style-name="T43">{</text:span></text:p>
      <text:p text:style-name="P1"><text:span text:style-name="T43">int x,y=20;</text:span></text:p>
      <text:p text:style-name="P1"><text:span text:style-name="T43">printf("%d""%d",x,y);</text:span></text:p>
      <text:p text:style-name="P1"><text:span text:style-name="T43">}</text:span></text:p>
      <text:p text:style-name="P1"><draw:frame text:anchor-type="as-char" svg:width="146.58mm" svg:height="82.29mm" style:rel-width="scale" style:rel-height="scale"><draw:object-ole xlink:href="OleObj24"/><draw:image xlink:href="ObjectReplacements/OleObj24"/></draw:frame><text:span text:style-name="T44"/></text:p>
      <text:p text:style-name="P1"><text:span text:style-name="T44"/></text:p>
      <text:p text:style-name="P1"><text:span text:style-name="T45"><text:s/></text:span></text:p>
      <text:p text:style-name="P1"><text:span text:style-name="T45">25)main()</text:span></text:p>
      <text:p text:style-name="P1"><text:span text:style-name="T45">{</text:span></text:p>
      <text:p text:style-name="P1"><text:span text:style-name="T45">int i=10,j=20;</text:span></text:p>
      <text:p text:style-name="P1"><text:span text:style-name="T45">printf("%d%d");</text:span></text:p>
      <text:p text:style-name="P1"><text:span text:style-name="T45">}</text:span></text:p>
      <text:p text:style-name="P1"><draw:frame text:anchor-type="as-char" svg:width="146.58mm" svg:height="82.29mm" style:rel-width="scale" style:rel-height="scale"><draw:object-ole xlink:href="OleObj25"/><draw:image xlink:href="ObjectReplacements/OleObj25"/></draw:frame><text:span text:style-name="T46"/></text:p>
      <text:p text:style-name="P1"><text:span text:style-name="T46"/></text:p>
      <text:p text:style-name="P1"><text:span text:style-name="T47"><text:s/></text:span></text:p>
      <text:p text:style-name="P1"><text:span text:style-name="T47">26)main()</text:span></text:p>
      <text:p text:style-name="P1"><text:span text:style-name="T47">{</text:span></text:p>
      <text:p text:style-name="P1"><text:span text:style-name="T47">int a=65;</text:span></text:p>
      <text:p text:style-name="P1"><text:span text:style-name="T47">printf("%d%o%x",a,a,a);</text:span></text:p>
      <text:p text:style-name="P1"><text:span text:style-name="T47">}</text:span><draw:frame text:anchor-type="as-char" svg:width="146.58mm" svg:height="82.29mm" style:rel-width="scale" style:rel-height="scale"><draw:object-ole xlink:href="OleObj26"/><draw:image xlink:href="ObjectReplacements/OleObj26"/></draw:frame><text:span text:style-name="T47"/></text:p>
      <text:p text:style-name="P1"><text:span text:style-name="T47"><text:s/></text:span></text:p>
      <text:p text:style-name="P1"><text:span text:style-name="T47">27)main()</text:span></text:p>
      <text:p text:style-name="P1"><text:span text:style-name="T47">{</text:span></text:p>
      <text:p text:style-name="P1"><text:span text:style-name="T47">int5%2*1/4;</text:span></text:p>
      <text:p text:style-name="P1"><text:span text:style-name="T47">printf("%d",a);</text:span></text:p>
      <text:p text:style-name="P1"><text:span text:style-name="T47">}</text:span></text:p>
      <text:p text:style-name="P1"><draw:frame text:anchor-type="as-char" svg:width="146.58mm" svg:height="82.29mm" style:rel-width="scale" style:rel-height="scale"><draw:object-ole xlink:href="OleObj27"/><draw:image xlink:href="ObjectReplacements/OleObj27"/></draw:frame><text:span text:style-name="T48"/></text:p>
      <text:p text:style-name="P1"><text:span text:style-name="T48"/></text:p>
      <text:p text:style-name="P1"><text:span text:style-name="T49"><text:s/></text:span></text:p>
      <text:p text:style-name="P1"><text:span text:style-name="T49">28)main()</text:span></text:p>
      <text:p text:style-name="P1"><text:span text:style-name="T49">{</text:span></text:p>
      <text:p text:style-name="P1"><text:span text:style-name="T49">char a[4]={a,b,c,d};</text:span></text:p>
      <text:p text:style-name="P1"><text:span text:style-name="T49">printf("%s",a);</text:span></text:p>
      <text:p text:style-name="P1"><text:span text:style-name="T49">}</text:span></text:p>
      <text:p text:style-name="P1"><draw:frame text:anchor-type="as-char" svg:width="146.58mm" svg:height="82.29mm" style:rel-width="scale" style:rel-height="scale"><draw:object-ole xlink:href="OleObj28"/><draw:image xlink:href="ObjectReplacements/OleObj28"/></draw:frame><text:span text:style-name="T50"/></text:p>
      <text:p text:style-name="P1"><text:span text:style-name="T51"><text:s/></text:span></text:p>
      <text:p text:style-name="P1"><text:span text:style-name="T51"><text:s/></text:span></text:p>
      <text:p text:style-name="P1"><text:span text:style-name="T51">29)main()</text:span></text:p>
      <text:p text:style-name="P1"><text:span text:style-name="T51">{</text:span></text:p>
      <text:p text:style-name="P1"><text:span text:style-name="T51">printf("%d",3&amp;&amp;2);</text:span></text:p>
      <text:p text:style-name="P1"><text:span text:style-name="T51">}<text:s/></text:span><draw:frame text:anchor-type="as-char" svg:width="146.58mm" svg:height="82.29mm" style:rel-width="scale" style:rel-height="scale"><draw:object-ole xlink:href="OleObj29"/><draw:image xlink:href="ObjectReplacements/OleObj29"/></draw:frame><text:span text:style-name="T51"/></text:p>
      <text:p text:style-name="P1"><text:span text:style-name="T51">30)main()</text:span></text:p>
      <text:p text:style-name="P1"><text:span text:style-name="T51">{</text:span></text:p>
      <text:p text:style-name="P1"><text:span text:style-name="T51">3+5;</text:span></text:p>
      <text:p text:style-name="P1"><text:span text:style-name="T51">}</text:span><draw:frame text:anchor-type="as-char" svg:width="146.58mm" svg:height="82.29mm" style:rel-width="scale" style:rel-height="scale"><draw:object-ole xlink:href="OleObj30"/><draw:image xlink:href="ObjectReplacements/OleObj30"/></draw:frame><text:span text:style-name="T51"/></text:p>
      <text:p text:style-name="P1"><text:span text:style-name="T52"/></text:p>
      <text:p text:style-name="P1"><text:span text:style-name="T53">31)main()</text:span></text:p>
      <text:p text:style-name="P1"><text:span text:style-name="T53">{</text:span></text:p>
      <text:p text:style-name="P1"><text:span text:style-name="T53">int i=j=10;</text:span></text:p>
      <text:p text:style-name="P1"><text:span text:style-name="T53">printf("%d",i,j);</text:span></text:p>
      <text:p text:style-name="P1"><text:span text:style-name="T53">}</text:span><draw:frame text:anchor-type="as-char" svg:width="146.58mm" svg:height="82.29mm" style:rel-width="scale" style:rel-height="scale"><draw:object-ole xlink:href="OleObj31"/><draw:image xlink:href="ObjectReplacements/OleObj31"/></draw:frame><text:span text:style-name="T53"><text:s/></text:span></text:p>
      <text:p text:style-name="P1"><text:span text:style-name="T53">32)main()</text:span></text:p>
      <text:p text:style-name="P1"><text:span text:style-name="T53">{</text:span></text:p>
      <text:p text:style-name="P1"><text:span text:style-name="T53">int i;</text:span></text:p>
      <text:p text:style-name="P1"><text:span text:style-name="T53">i=32000+1536+10+0</text:span></text:p>
      <text:p text:style-name="P1"><text:span text:style-name="T53">printf("%d",i);</text:span></text:p>
      <text:p text:style-name="P1"><text:span text:style-name="T53">}</text:span></text:p>
      <text:p text:style-name="P1"><draw:frame text:anchor-type="as-char" svg:width="146.58mm" svg:height="82.29mm" style:rel-width="scale" style:rel-height="scale"><draw:object-ole xlink:href="OleObj32"/><draw:image xlink:href="ObjectReplacements/OleObj32"/></draw:frame><text:span text:style-name="T54"/></text:p>
      <text:p text:style-name="P1"><text:span text:style-name="T54"/></text:p>
      <text:p text:style-name="P1"><text:span text:style-name="T55"><text:s/></text:span></text:p>
      <text:p text:style-name="P1"><text:span text:style-name="T56"/></text:p>
      <text:p text:style-name="P1"><text:span text:style-name="T57">33)main()</text:span></text:p>
      <text:p text:style-name="P1"><text:span text:style-name="T57">{</text:span></text:p>
      <text:p text:style-name="P1"><text:span text:style-name="T57">int i;</text:span></text:p>
      <text:p text:style-name="P1"><text:span text:style-name="T57">i=010;</text:span></text:p>
      <text:p text:style-name="P1"><text:span text:style-name="T57">printf("%d",i);</text:span></text:p>
      <text:p text:style-name="P1"><text:span text:style-name="T57">}</text:span></text:p>
      <text:p text:style-name="P1"><draw:frame text:anchor-type="as-char" svg:width="146.58mm" svg:height="82.29mm" style:rel-width="scale" style:rel-height="scale"><draw:object-ole xlink:href="OleObj33"/><draw:image xlink:href="ObjectReplacements/OleObj33"/></draw:frame><text:span text:style-name="T58"/></text:p>
      <text:p text:style-name="P1"><text:span text:style-name="T58"/></text:p>
      <text:p text:style-name="P1"><text:span text:style-name="T59"><text:s/></text:span></text:p>
      <text:p text:style-name="P1"><text:span text:style-name="T60"/></text:p>
      <text:p text:style-name="P1"><text:span text:style-name="T61">33)main()</text:span></text:p>
      <text:p text:style-name="P1"><text:span text:style-name="T61">{</text:span></text:p>
      <text:p text:style-name="P1"><text:span text:style-name="T61">int i;</text:span></text:p>
      <text:p text:style-name="P1"><text:span text:style-name="T61">i=5/2;</text:span></text:p>
      <text:p text:style-name="P1"><text:span text:style-name="T61">printf("%d",i);</text:span></text:p>
      <text:p text:style-name="P1"><text:span text:style-name="T61">}</text:span></text:p>
      <text:p text:style-name="P1"><draw:frame text:anchor-type="as-char" svg:width="146.58mm" svg:height="82.29mm" style:rel-width="scale" style:rel-height="scale"><draw:object-ole xlink:href="OleObj34"/><draw:image xlink:href="ObjectReplacements/OleObj34"/></draw:frame><text:span text:style-name="T62"/></text:p>
      <text:p text:style-name="P1"><text:span text:style-name="T62"/></text:p>
      <text:p text:style-name="P1"><text:span text:style-name="T63"><text:s/></text:span></text:p>
      <text:p text:style-name="P1"><text:span text:style-name="T64"/></text:p>
      <text:p text:style-name="P1"><text:span text:style-name="T65">34)main()</text:span></text:p>
      <text:p text:style-name="P1"><text:span text:style-name="T65">{</text:span></text:p>
      <text:p text:style-name="P1"><text:span text:style-name="T65">float i;</text:span></text:p>
      <text:p text:style-name="P1"><text:span text:style-name="T65">i=15/2;</text:span></text:p>
      <text:p text:style-name="P1"><text:span text:style-name="T65">printf("%d",i);</text:span></text:p>
      <text:p text:style-name="P1"><text:span text:style-name="T65">}</text:span></text:p>
      <text:p text:style-name="P1"><draw:frame text:anchor-type="as-char" svg:width="146.58mm" svg:height="82.29mm" style:rel-width="scale" style:rel-height="scale"><draw:object-ole xlink:href="OleObj35"/><draw:image xlink:href="ObjectReplacements/OleObj35"/></draw:frame><text:span text:style-name="T66"/></text:p>
      <text:p text:style-name="P1"><text:span text:style-name="T66"/></text:p>
      <text:p text:style-name="P1"><text:span text:style-name="T67"><text:s/></text:span></text:p>
      <text:p text:style-name="P1"><text:span text:style-name="T68"/></text:p>
      <text:p text:style-name="P1"><text:span text:style-name="T69">35)main()</text:span></text:p>
      <text:p text:style-name="P1"><text:span text:style-name="T69">{</text:span></text:p>
      <text:p text:style-name="P1"><text:span text:style-name="T69">float i;</text:span></text:p>
      <text:p text:style-name="P1"><text:span text:style-name="T69">printf("%d",30);</text:span></text:p>
      <text:p text:style-name="P1"><text:span text:style-name="T69">}</text:span></text:p>
      <text:p text:style-name="P1"><draw:frame text:anchor-type="as-char" svg:width="146.58mm" svg:height="82.29mm" style:rel-width="scale" style:rel-height="scale"><draw:object-ole xlink:href="OleObj36"/><draw:image xlink:href="ObjectReplacements/OleObj36"/></draw:frame><text:span text:style-name="T70"/></text:p>
      <text:p text:style-name="P1"><text:span text:style-name="T70"/></text:p>
      <text:p text:style-name="P1"><text:span text:style-name="T71"><text:s/></text:span></text:p>
      <text:p text:style-name="P1"><text:span text:style-name="T71">36)char a;</text:span></text:p>
      <text:p text:style-name="P1"><text:span text:style-name="T71">main()</text:span></text:p>
      <text:p text:style-name="P1"><text:span text:style-name="T71">{</text:span></text:p>
      <text:p text:style-name="P1"><text:span text:style-name="T71">prinbtf("%c",a);</text:span></text:p>
      <text:p text:style-name="P1"><text:span text:style-name="T71">}</text:span></text:p>
      <text:p text:style-name="P1"><draw:frame text:anchor-type="as-char" svg:width="146.58mm" svg:height="82.29mm" style:rel-width="scale" style:rel-height="scale"><draw:object-ole xlink:href="OleObj37"/><draw:image xlink:href="ObjectReplacements/OleObj37"/></draw:frame><text:span text:style-name="T72"/></text:p>
      <text:p text:style-name="P1"><text:span text:style-name="T72"/></text:p>
      <text:p text:style-name="P1"><text:span text:style-name="T73"><text:s/></text:span></text:p>
      <text:p text:style-name="P1"><text:span text:style-name="T74"/></text:p>
      <text:p text:style-name="P1"><text:span text:style-name="T75">37)main()</text:span></text:p>
      <text:p text:style-name="P1"><text:span text:style-name="T75">{</text:span></text:p>
      <text:p text:style-name="P1"><text:span text:style-name="T75">printf();</text:span></text:p>
      <text:p text:style-name="P1"><text:span text:style-name="T75">}</text:span><draw:frame text:anchor-type="as-char" svg:width="146.58mm" svg:height="82.29mm" style:rel-width="scale" style:rel-height="scale"><draw:object-ole xlink:href="OleObj38"/><draw:image xlink:href="ObjectReplacements/OleObj38"/></draw:frame><text:span text:style-name="T75"/></text:p>
      <text:p text:style-name="P1"><text:span text:style-name="T75"><text:s/></text:span></text:p>
      <text:p text:style-name="P1"><text:span text:style-name="T76"/></text:p>
      <text:p text:style-name="P1"><text:span text:style-name="T77">38)main()</text:span></text:p>
      <text:p text:style-name="P1"><text:span text:style-name="T77">{</text:span></text:p>
      <text:p text:style-name="P1"><text:span text:style-name="T77">int i=100,j=200;</text:span></text:p>
      <text:p text:style-name="P1"><text:span text:style-name="T77">printf("%d""%d");</text:span></text:p>
      <text:p text:style-name="P1"><text:span text:style-name="T77">}</text:span></text:p>
      <text:p text:style-name="P1"><draw:frame text:anchor-type="as-char" svg:width="146.58mm" svg:height="82.29mm" style:rel-width="scale" style:rel-height="scale"><draw:object-ole xlink:href="OleObj39"/><draw:image xlink:href="ObjectReplacements/OleObj39"/></draw:frame><text:span text:style-name="T78"/></text:p>
      <text:p text:style-name="P1"><text:span text:style-name="T78"/></text:p>
      <text:p text:style-name="P1"><text:span text:style-name="T79"><text:s/></text:span></text:p>
      <text:p text:style-name="P1"><text:span text:style-name="T80"/></text:p>
      <text:p text:style-name="P1"><text:span text:style-name="T81">39)main()</text:span></text:p>
      <text:p text:style-name="P1"><text:span text:style-name="T81">{</text:span></text:p>
      <text:p text:style-name="P1"><text:span text:style-name="T81">printf("%d",3&gt;2);</text:span></text:p>
      <text:p text:style-name="P1"><text:span text:style-name="T81">}</text:span></text:p>
      <text:p text:style-name="P1"><draw:frame text:anchor-type="as-char" svg:width="146.58mm" svg:height="82.29mm" style:rel-width="scale" style:rel-height="scale"><draw:object-ole xlink:href="OleObj40"/><draw:image xlink:href="ObjectReplacements/OleObj40"/></draw:frame><text:span text:style-name="T82"/></text:p>
      <text:p text:style-name="P1"><text:span text:style-name="T82"/></text:p>
      <text:p text:style-name="P1"><text:span text:style-name="T83"><text:s/></text:span></text:p>
      <text:p text:style-name="P1"><text:span text:style-name="T84"/></text:p>
      <text:p text:style-name="P1"><text:span text:style-name="T85">40)main()</text:span></text:p>
      <text:p text:style-name="P1"><text:span text:style-name="T85">{</text:span></text:p>
      <text:p text:style-name="P1"><text:span text:style-name="T85">char a[100];</text:span></text:p>
      <text:p text:style-name="P1"><text:span text:style-name="T85">}</text:span><draw:frame text:anchor-type="as-char" svg:width="146.58mm" svg:height="82.29mm" style:rel-width="scale" style:rel-height="scale"><draw:object-ole xlink:href="OleObj41"/><draw:image xlink:href="ObjectReplacements/OleObj41"/></draw:frame><text:span text:style-name="T85"><text:s/></text:span></text:p>
      <text:p text:style-name="P1"><text:span text:style-name="T85">41)main()</text:span></text:p>
      <text:p text:style-name="P1"><text:span text:style-name="T85">{</text:span></text:p>
      <text:p text:style-name="P1"><text:span text:style-name="T85">int a[5];</text:span></text:p>
      <text:p text:style-name="P1"><text:span text:style-name="T85">3[a]=10;</text:span></text:p>
      <text:p text:style-name="P1"><text:span text:style-name="T85">printf("%d",(a+3));</text:span></text:p>
      <text:p text:style-name="P1"><text:span text:style-name="T85">}</text:span></text:p>
      <text:p text:style-name="P1"><draw:frame text:anchor-type="as-char" svg:width="146.58mm" svg:height="82.29mm" style:rel-width="scale" style:rel-height="scale"><draw:object-ole xlink:href="OleObj42"/><draw:image xlink:href="ObjectReplacements/OleObj42"/></draw:frame><text:span text:style-name="T86"/></text:p>
      <text:p text:style-name="P1"><text:span text:style-name="T86"/></text:p>
      <text:p text:style-name="P1"><text:span text:style-name="T87"><text:s/></text:span></text:p>
      <text:p text:style-name="P1"><text:span text:style-name="T87">42)main()</text:span></text:p>
      <text:p text:style-name="P1"><text:span text:style-name="T87">{</text:span></text:p>
      <text:p text:style-name="P1"><text:span text:style-name="T87">printf("hello""x");</text:span></text:p>
      <text:p text:style-name="P1"><text:span text:style-name="T87">main()</text:span></text:p>
      <text:p text:style-name="P1"><text:span text:style-name="T87">}</text:span></text:p>
      <text:p text:style-name="P1"><draw:frame text:anchor-type="as-char" svg:width="146.58mm" svg:height="82.29mm" style:rel-width="scale" style:rel-height="scale"><draw:object-ole xlink:href="OleObj43"/><draw:image xlink:href="ObjectReplacements/OleObj43"/></draw:frame><text:span text:style-name="T88"/></text:p>
      <text:p text:style-name="P1"><text:span text:style-name="T88"/></text:p>
      <text:p text:style-name="P1"><text:span text:style-name="T89"><text:s/></text:span></text:p>
      <text:p text:style-name="P1"><text:span text:style-name="T89">43)main()</text:span></text:p>
      <text:p text:style-name="P1"><text:span text:style-name="T89">{</text:span></text:p>
      <text:p text:style-name="P1"><text:span text:style-name="T89">int i=5;</text:span></text:p>
      <text:p text:style-name="P1"><text:span text:style-name="T89">printf("%d"i=i=6);</text:span></text:p>
      <text:p text:style-name="P1"><text:span text:style-name="T89">}</text:span></text:p>
      <text:p text:style-name="P1"><draw:frame text:anchor-type="as-char" svg:width="146.58mm" svg:height="82.29mm" style:rel-width="scale" style:rel-height="scale"><draw:object-ole xlink:href="OleObj44"/><draw:image xlink:href="ObjectReplacements/OleObj44"/></draw:frame><text:span text:style-name="T90"/></text:p>
      <text:p text:style-name="P1"><text:span text:style-name="T90"/></text:p>
      <text:p text:style-name="P1"><text:span text:style-name="T91">while examples</text:span></text:p>
      <text:p text:style-name="P1"><text:span text:style-name="T91">44</text:span><text:span text:style-name="T92">)main()</text:span></text:p>
      <text:p text:style-name="P1"><text:span text:style-name="T92">{''</text:span></text:p>
      <text:p text:style-name="P1"><text:span text:style-name="T92">int i=0;</text:span></text:p>
      <text:p text:style-name="P1"><text:span text:style-name="T92">while(i&lt;=9)</text:span></text:p>
      <text:p text:style-name="P1"><text:span text:style-name="T92">{</text:span></text:p>
      <text:p text:style-name="P1"><text:span text:style-name="T92">printf("%d",i);</text:span></text:p>
      <text:p text:style-name="P1"><text:span text:style-name="T92">i=i++;</text:span></text:p>
      <text:p text:style-name="P1"><text:span text:style-name="T92">}</text:span></text:p>
      <text:p text:style-name="P1"><text:span text:style-name="T93">getch();</text:span></text:p>
      <text:p text:style-name="P1"><text:span text:style-name="T94">}</text:span></text:p>
      <text:p text:style-name="P1"><draw:frame text:anchor-type="as-char" svg:width="146.58mm" svg:height="82.29mm" style:rel-width="scale" style:rel-height="scale"><draw:object-ole xlink:href="OleObj45"/><draw:image xlink:href="ObjectReplacements/OleObj45"/></draw:frame><text:span text:style-name="T95"/></text:p>
      <text:p text:style-name="P1"><text:span text:style-name="T95"/></text:p>
      <text:p text:style-name="P1"><text:span text:style-name="T96">45)main()</text:span></text:p>
      <text:p text:style-name="P1"><text:span text:style-name="T96">{</text:span></text:p>
      <text:p text:style-name="P1"><text:span text:style-name="T96">int i=0;</text:span></text:p>
      <text:p text:style-name="P1"><text:span text:style-name="T96">while(i&lt;=9)</text:span></text:p>
      <text:p text:style-name="P1"><text:span text:style-name="T96">{</text:span></text:p>
      <text:p text:style-name="P1"><text:span text:style-name="T96">printf("%d\n",i);</text:span></text:p>
      <text:p text:style-name="P1"><text:span text:style-name="T96">i=i++;</text:span></text:p>
      <text:p text:style-name="P1"><text:span text:style-name="T96">}</text:span></text:p>
      <text:p text:style-name="P1"><text:span text:style-name="T96">getch();</text:span></text:p>
      <text:p text:style-name="P1"><text:span text:style-name="T96">}</text:span><draw:frame text:anchor-type="as-char" svg:width="146.58mm" svg:height="82.29mm" style:rel-width="scale" style:rel-height="scale"><draw:object-ole xlink:href="OleObj46"/><draw:image xlink:href="ObjectReplacements/OleObj46"/></draw:frame><text:span text:style-name="T96"/></text:p>
      <text:p text:style-name="P1"><text:span text:style-name="T96">46)main()</text:span></text:p>
      <text:p text:style-name="P1"><text:span text:style-name="T96">{</text:span></text:p>
      <text:p text:style-name="P1"><text:span text:style-name="T96">int i=1;</text:span></text:p>
      <text:p text:style-name="P1"><text:span text:style-name="T96">while(i&lt;=10)</text:span></text:p>
      <text:p text:style-name="P1"><text:span text:style-name="T96">{</text:span></text:p>
      <text:p text:style-name="P1"><text:span text:style-name="T96">printf("%d",i);</text:span></text:p>
      <text:p text:style-name="P1"><text:span text:style-name="T96">i=i++;</text:span></text:p>
      <text:p text:style-name="P1"><text:span text:style-name="T96">}</text:span></text:p>
      <text:p text:style-name="P1"><text:span text:style-name="T96">getch();</text:span></text:p>
      <text:p text:style-name="P1"><text:span text:style-name="T96">}</text:span></text:p>
      <text:p text:style-name="P1"><draw:frame text:anchor-type="as-char" svg:width="146.58mm" svg:height="82.29mm" style:rel-width="scale" style:rel-height="scale"><draw:object-ole xlink:href="OleObj47"/><draw:image xlink:href="ObjectReplacements/OleObj47"/></draw:frame><text:span text:style-name="T97"/></text:p>
      <text:p text:style-name="P1"><text:span text:style-name="T97"/></text:p>
      <text:p text:style-name="P1"><text:span text:style-name="T98">47)main()</text:span></text:p>
      <text:p text:style-name="P1"><text:span text:style-name="T98">{</text:span></text:p>
      <text:p text:style-name="P1"><text:span text:style-name="T98">int i=1;</text:span></text:p>
      <text:p text:style-name="P1"><text:span text:style-name="T98">while(i&lt;=10)</text:span></text:p>
      <text:p text:style-name="P1"><text:span text:style-name="T98">{</text:span></text:p>
      <text:p text:style-name="P1"><text:span text:style-name="T98">printf("%d\n",i);</text:span></text:p>
      <text:p text:style-name="P1"><text:span text:style-name="T98">i=i++;</text:span></text:p>
      <text:p text:style-name="P1"><text:span text:style-name="T98">}</text:span></text:p>
      <text:p text:style-name="P1"><text:span text:style-name="T98">getch();</text:span></text:p>
      <text:p text:style-name="P1"><text:span text:style-name="T98">}</text:span></text:p>
      <text:p text:style-name="P1"><draw:frame text:anchor-type="as-char" svg:width="146.58mm" svg:height="82.29mm" style:rel-width="scale" style:rel-height="scale"><draw:object-ole xlink:href="OleObj48"/><draw:image xlink:href="ObjectReplacements/OleObj48"/></draw:frame><text:span text:style-name="T99"/></text:p>
      <text:p text:style-name="P1"><text:span text:style-name="T99"/></text:p>
      <text:p text:style-name="P1"><text:span text:style-name="T100">48)main()</text:span></text:p>
      <text:p text:style-name="P1"><text:span text:style-name="T100">{</text:span></text:p>
      <text:p text:style-name="P1"><text:span text:style-name="T100">int i=1;</text:span></text:p>
      <text:p text:style-name="P1"><text:span text:style-name="T100">while(i&lt;=15)</text:span></text:p>
      <text:p text:style-name="P1"><text:span text:style-name="T100">{</text:span></text:p>
      <text:p text:style-name="P1"><text:span text:style-name="T100">printf("%d,",i);</text:span></text:p>
      <text:p text:style-name="P1"><text:span text:style-name="T100">i=i+2;</text:span></text:p>
      <text:p text:style-name="P1"><text:span text:style-name="T100">}</text:span></text:p>
      <text:p text:style-name="P1"><text:span text:style-name="T100">getch();</text:span></text:p>
      <text:p text:style-name="P1"><text:span text:style-name="T100">}</text:span></text:p>
      <text:p text:style-name="P1"><draw:frame text:anchor-type="as-char" svg:width="146.58mm" svg:height="82.29mm" style:rel-width="scale" style:rel-height="scale"><draw:object-ole xlink:href="OleObj49"/><draw:image xlink:href="ObjectReplacements/OleObj49"/></draw:frame><text:span text:style-name="T101"/></text:p>
      <text:p text:style-name="P1"><text:span text:style-name="T101"/></text:p>
      <text:p text:style-name="P1"><text:span text:style-name="T102">49)main()</text:span></text:p>
      <text:p text:style-name="P1"><text:span text:style-name="T102">{</text:span></text:p>
      <text:p text:style-name="P1"><text:span text:style-name="T102">int i=2;</text:span></text:p>
      <text:p text:style-name="P1"><text:span text:style-name="T102">while(i&lt;=20)</text:span></text:p>
      <text:p text:style-name="P1"><text:span text:style-name="T102">{</text:span></text:p>
      <text:p text:style-name="P1"><text:span text:style-name="T102">printf("%d",i);</text:span></text:p>
      <text:p text:style-name="P1"><text:span text:style-name="T102">i=i+2;</text:span></text:p>
      <text:p text:style-name="P1"><text:span text:style-name="T102">}</text:span></text:p>
      <text:p text:style-name="P1"><text:span text:style-name="T102">getch();</text:span></text:p>
      <text:p text:style-name="P1"><text:span text:style-name="T102">}</text:span></text:p>
      <text:p text:style-name="P1"><draw:frame text:anchor-type="as-char" svg:width="146.58mm" svg:height="82.29mm" style:rel-width="scale" style:rel-height="scale"><draw:object-ole xlink:href="OleObj50"/><draw:image xlink:href="ObjectReplacements/OleObj50"/></draw:frame><text:span text:style-name="T103"/></text:p>
      <text:p text:style-name="P1"><text:span text:style-name="T103"/></text:p>
      <text:p text:style-name="P1"><text:span text:style-name="T104">50)#include&lt;stdio.h&gt;</text:span></text:p>
      <text:p text:style-name="P1"><text:span text:style-name="T104">#include&lt;conio.h&gt;</text:span></text:p>
      <text:p text:style-name="P1"><text:span text:style-name="T104">main()</text:span></text:p>
      <text:p text:style-name="P1"><text:span text:style-name="T104">{</text:span></text:p>
      <text:p text:style-name="P1"><text:span text:style-name="T104">int i=50;</text:span></text:p>
      <text:p text:style-name="P1"><text:span text:style-name="T104">while(i&lt;=500)</text:span></text:p>
      <text:p text:style-name="P1"><text:span text:style-name="T104">{</text:span></text:p>
      <text:p text:style-name="P1"><text:span text:style-name="T104">printf("%d\n",i);</text:span></text:p>
      <text:p text:style-name="P1"><text:span text:style-name="T104">i=i+50;</text:span></text:p>
      <text:p text:style-name="P1"><text:span text:style-name="T104">}</text:span></text:p>
      <text:p text:style-name="P1"><text:span text:style-name="T104">getch();</text:span></text:p>
      <text:p text:style-name="P1"><text:span text:style-name="T104">}</text:span></text:p>
      <text:p text:style-name="P1"><draw:frame text:anchor-type="as-char" svg:width="146.58mm" svg:height="82.29mm" style:rel-width="scale" style:rel-height="scale"><draw:object-ole xlink:href="OleObj51"/><draw:image xlink:href="ObjectReplacements/OleObj51"/></draw:frame><text:span text:style-name="T105"/></text:p>
      <text:p text:style-name="P1"><text:span text:style-name="T105"/></text:p>
      <text:p text:style-name="P1"><text:span text:style-name="T106">51)#include&lt;stdio.h&gt;</text:span></text:p>
      <text:p text:style-name="P1"><text:span text:style-name="T106">#include&lt;conio.h&gt;</text:span></text:p>
      <text:p text:style-name="P1"><text:span text:style-name="T106">main()</text:span></text:p>
      <text:p text:style-name="P1"><text:span text:style-name="T106">{</text:span></text:p>
      <text:p text:style-name="P1"><text:span text:style-name="T106">int i=100;</text:span></text:p>
      <text:p text:style-name="P1"><text:span text:style-name="T106">while(i&lt;=1000)</text:span></text:p>
      <text:p text:style-name="P1"><text:span text:style-name="T106">{</text:span></text:p>
      <text:p text:style-name="P1"><text:span text:style-name="T106">printf("%d\n",i);</text:span></text:p>
      <text:p text:style-name="P1"><text:span text:style-name="T106">i=i+100;</text:span></text:p>
      <text:p text:style-name="P1"><text:span text:style-name="T106">}</text:span></text:p>
      <text:p text:style-name="P1"><text:span text:style-name="T106">getch();</text:span></text:p>
      <text:p text:style-name="P1"><text:span text:style-name="T106">}</text:span></text:p>
      <text:p text:style-name="P1"><draw:frame text:anchor-type="as-char" svg:width="146.58mm" svg:height="82.29mm" style:rel-width="scale" style:rel-height="scale"><draw:object-ole xlink:href="OleObj52"/><draw:image xlink:href="ObjectReplacements/OleObj52"/></draw:frame><text:span text:style-name="T107"/></text:p>
      <text:p text:style-name="P1"><text:span text:style-name="T107"/></text:p>
      <text:p text:style-name="P1"><text:span text:style-name="T108">52)#include&lt;stdio.h&gt;</text:span></text:p>
      <text:p text:style-name="P1"><text:span text:style-name="T108">#include&lt;conio.h&gt;</text:span></text:p>
      <text:p text:style-name="P1"><text:span text:style-name="T108">main()</text:span></text:p>
      <text:p text:style-name="P1"><text:span text:style-name="T108">{</text:span></text:p>
      <text:p text:style-name="P1"><text:span text:style-name="T108">int i=15;</text:span></text:p>
      <text:p text:style-name="P1"><text:span text:style-name="T108">clrscr();</text:span></text:p>
      <text:p text:style-name="P1"><text:span text:style-name="T108">while(i&gt;=1)</text:span></text:p>
      <text:p text:style-name="P1"><text:span text:style-name="T108">{</text:span></text:p>
      <text:p text:style-name="P1"><text:span text:style-name="T108">printf("%d",i);</text:span></text:p>
      <text:p text:style-name="P1"><text:span text:style-name="T108">i=i--;</text:span></text:p>
      <text:p text:style-name="P1"><text:span text:style-name="T108">}</text:span></text:p>
      <text:p text:style-name="P1"><text:span text:style-name="T108">while(i&lt;=15)</text:span></text:p>
      <text:p text:style-name="P1"><text:span text:style-name="T108">printf("%d",i);</text:span></text:p>
      <text:p text:style-name="P1"><text:span text:style-name="T108">i=i++;</text:span></text:p>
      <text:p text:style-name="P1"><text:span text:style-name="T108">}</text:span></text:p>
      <text:p text:style-name="P1"><text:span text:style-name="T108">getch();</text:span></text:p>
      <text:p text:style-name="P1"><text:span text:style-name="T108">}</text:span></text:p>
      <text:p text:style-name="P1"><draw:frame text:anchor-type="as-char" svg:width="146.58mm" svg:height="82.29mm" style:rel-width="scale" style:rel-height="scale"><draw:object-ole xlink:href="OleObj53"/><draw:image xlink:href="ObjectReplacements/OleObj53"/></draw:frame><text:span text:style-name="T109"/></text:p>
      <text:p text:style-name="P1"><text:span text:style-name="T109"/></text:p>
      <text:p text:style-name="P1"><text:span text:style-name="T110">53)</text:span><text:span text:style-name="T111">summation</text:span></text:p>
      <text:p text:style-name="P1"><text:span text:style-name="T112">#include&lt;stdio.h&gt;</text:span></text:p>
      <text:p text:style-name="P1"><text:span text:style-name="T112">#include&lt;conio.h&gt;</text:span></text:p>
      <text:p text:style-name="P1"><text:span text:style-name="T112">main()</text:span></text:p>
      <text:p text:style-name="P1"><text:span text:style-name="T112">{</text:span></text:p>
      <text:p text:style-name="P1"><text:span text:style-name="T112">int n,sum1=0,sum2=0,i=1;</text:span></text:p>
      <text:p text:style-name="P1"><text:span text:style-name="T112">clrscr();</text:span></text:p>
      <text:p text:style-name="P1"><text:span text:style-name="T112">while(i&lt;5)</text:span></text:p>
      <text:p text:style-name="P1"><text:span text:style-name="T112">{</text:span></text:p>
      <text:p text:style-name="P1"><text:span text:style-name="T112">printf("enter the number");</text:span></text:p>
      <text:p text:style-name="P1"><text:span text:style-name="T112">sacnf("%d\n",&amp;n);</text:span></text:p>
      <text:p text:style-name="P1"><text:span text:style-name="T112">if(i%2==0)</text:span></text:p>
      <text:p text:style-name="P1"><text:span text:style-name="T112">{</text:span></text:p>
      <text:p text:style-name="P1"><text:span text:style-name="T112">sum1=sum1+n;</text:span></text:p>
      <text:p text:style-name="P1"><text:span text:style-name="T112">}</text:span></text:p>
      <text:p text:style-name="P1"><text:span text:style-name="T112">else</text:span></text:p>
      <text:p text:style-name="P1"><text:span text:style-name="T113">{</text:span></text:p>
      <text:p text:style-name="P1"><text:span text:style-name="T113">sum2=sum2+n;</text:span></text:p>
      <text:p text:style-name="P1"><text:span text:style-name="T113">}</text:span></text:p>
      <text:p text:style-name="P1"><text:span text:style-name="T113">i=i++;</text:span></text:p>
      <text:p text:style-name="P1"><text:span text:style-name="T113">}</text:span></text:p>
      <text:p text:style-name="P1"><text:span text:style-name="T113">printf("even num summation%d",sum1);</text:span></text:p>
      <text:p text:style-name="P1"><text:span text:style-name="T113">printf("odd num summation%d",sum2);</text:span></text:p>
      <text:p text:style-name="P1"><text:span text:style-name="T113">getch();</text:span></text:p>
      <text:p text:style-name="P1"><text:span text:style-name="T113">}</text:span></text:p>
      <text:p text:style-name="P1"><draw:frame text:anchor-type="as-char" svg:width="146.58mm" svg:height="82.29mm" style:rel-width="scale" style:rel-height="scale"><draw:object-ole xlink:href="OleObj54"/><draw:image xlink:href="ObjectReplacements/OleObj54"/></draw:frame><text:span text:style-name="T114"/></text:p>
      <text:p text:style-name="P1"><text:span text:style-name="T114"/></text:p>
      <text:p text:style-name="P1"><text:span text:style-name="T115">54)</text:span><text:span text:style-name="T116">Alphabet</text:span></text:p>
      <text:p text:style-name="P1"><text:span text:style-name="T117">main()</text:span></text:p>
      <text:p text:style-name="P1"><text:span text:style-name="T117">{</text:span></text:p>
      <text:p text:style-name="P1"><text:span text:style-name="T117">char ch();</text:span></text:p>
      <text:p text:style-name="P1"><text:span text:style-name="T117">clrscr();</text:span></text:p>
      <text:p text:style-name="P1"><text:span text:style-name="T117">printf("enter the letter");</text:span></text:p>
      <text:p text:style-name="P1"><text:span text:style-name="T117">scanf("%c",&amp;ch);</text:span></text:p>
      <text:p text:style-name="P1"><text:span text:style-name="T117">if((ch&gt;='A'&amp;&amp;ch&lt;='z')||(ch&gt;='a'&amp;&amp;ch&lt;='z'))</text:span></text:p>
      <text:p text:style-name="P1"><text:span text:style-name="T117">{</text:span></text:p>
      <text:p text:style-name="P1"><text:span text:style-name="T117">printf("it is an alphabet");</text:span></text:p>
      <text:p text:style-name="P1"><text:span text:style-name="T117">}</text:span></text:p>
      <text:p text:style-name="P1"><text:span text:style-name="T117">else</text:span></text:p>
      <text:p text:style-name="P1"><text:span text:style-name="T117">{</text:span></text:p>
      <text:p text:style-name="P1"><text:span text:style-name="T117">printf("it is not an alphabet");</text:span></text:p>
      <text:p text:style-name="P1"><text:span text:style-name="T117">}</text:span></text:p>
      <text:p text:style-name="P1"><text:span text:style-name="T117">getch();</text:span></text:p>
      <text:p text:style-name="P1"><text:span text:style-name="T117">}</text:span></text:p>
      <text:p text:style-name="P1"><draw:frame text:anchor-type="as-char" svg:width="146.58mm" svg:height="82.29mm" style:rel-width="scale" style:rel-height="scale"><draw:object-ole xlink:href="OleObj55"/><draw:image xlink:href="ObjectReplacements/OleObj55"/></draw:frame><text:span text:style-name="T118"/></text:p>
      <text:p text:style-name="P1"><text:span text:style-name="T119">55)</text:span><text:span text:style-name="T120">Add,Sub,Multi,Divide:</text:span></text:p>
      <text:p text:style-name="P1"><text:span text:style-name="T121">main()</text:span></text:p>
      <text:p text:style-name="P1"><text:span text:style-name="T121">{</text:span></text:p>
      <text:p text:style-name="P1"><text:span text:style-name="T122">int a,b and x,store;</text:span></text:p>
      <text:p text:style-name="P1"><text:span text:style-name="T122">printf("enter the a,b and x value);</text:span></text:p>
      <text:p text:style-name="P1"><text:span text:style-name="T122">scanf("%d%d%d",&amp;a,&amp;b,&amp;x);</text:span></text:p>
      <text:p text:style-name="P1"><text:span text:style-name="T122">switch(x)</text:span></text:p>
      <text:p text:style-name="P1"><text:span text:style-name="T122">{</text:span></text:p>
      <text:p text:style-name="P1"><text:span text:style-name="T122">case1:</text:span></text:p>
      <text:p text:style-name="P1"><text:span text:style-name="T122">store=a+b;</text:span></text:p>
      <text:p text:style-name="P1"><text:span text:style-name="T122">printf("addition of a and b=%d\n",store);</text:span></text:p>
      <text:p text:style-name="P1"><text:span text:style-name="T122">store=a-b;</text:span></text:p>
      <text:p text:style-name="P1"><text:span text:style-name="T122">printf("substract of a and b=%d\n",store);</text:span></text:p>
      <text:p text:style-name="P1"><text:span text:style-name="T122">store=a*b;</text:span></text:p>
      <text:p text:style-name="P1"><text:span text:style-name="T122">printf("multiply of a and b=%d\n",store);</text:span></text:p>
      <text:p text:style-name="P1"><text:span text:style-name="T122">store=a/b;</text:span></text:p>
      <text:p text:style-name="P1"><text:span text:style-name="T122">printf("divide of a and b=%d\n",store)'</text:span></text:p>
      <text:p text:style-name="P1"><text:span text:style-name="T122">store=a%b;</text:span></text:p>
      <text:p text:style-name="P1"><text:span text:style-name="T122">printf("modulus of and b=%d\n,store);</text:span></text:p>
      <text:p text:style-name="P1"><text:span text:style-name="T122">break;</text:span></text:p>
      <text:p text:style-name="P1"><text:span text:style-name="T122">default:</text:span></text:p>
      <text:p text:style-name="P1"><text:span text:style-name="T122">printf("invalid entry");</text:span></text:p>
      <text:p text:style-name="P1"><text:span text:style-name="T122">}</text:span></text:p>
      <text:p text:style-name="P1"><text:span text:style-name="T122">getch();</text:span></text:p>
      <text:p text:style-name="P1"><text:span text:style-name="T122">}</text:span></text:p>
      <text:p text:style-name="P1"><draw:frame text:anchor-type="as-char" svg:width="146.58mm" svg:height="82.29mm" style:rel-width="scale" style:rel-height="scale"><draw:object-ole xlink:href="OleObj56"/><draw:image xlink:href="ObjectReplacements/OleObj56"/></draw:frame><text:span text:style-name="T122"/></text:p>
      <text:p text:style-name="P1"><text:span text:style-name="T122"/></text:p>
      <text:p text:style-name="P1"><text:span text:style-name="T122">56)</text:span><text:span text:style-name="T123">FOR LOOP:</text:span></text:p>
      <text:p text:style-name="P1"><text:span text:style-name="T123">0 TO 9:</text:span></text:p>
      <text:p text:style-name="P1"><text:span text:style-name="T124">main()</text:span></text:p>
      <text:p text:style-name="P1"><text:span text:style-name="T124">{</text:span></text:p>
      <text:p text:style-name="P1"><text:span text:style-name="T124">for(i=o;i&lt;=9;i++)</text:span></text:p>
      <text:p text:style-name="P1"><text:span text:style-name="T124">{</text:span></text:p>
      <text:p text:style-name="P1"><text:span text:style-name="T124">printf("%d",i);</text:span></text:p>
      <text:p text:style-name="P1"><text:span text:style-name="T124">getch();</text:span></text:p>
      <text:p text:style-name="P1"><text:span text:style-name="T124">}</text:span></text:p>
      <text:p text:style-name="P1"><text:span text:style-name="T124"/></text:p>
      <text:p text:style-name="P1"><draw:frame text:anchor-type="as-char" svg:width="146.58mm" svg:height="82.29mm" style:rel-width="scale" style:rel-height="scale"><draw:object-ole xlink:href="OleObj57"/><draw:image xlink:href="ObjectReplacements/OleObj57"/></draw:frame><text:span text:style-name="T125"/></text:p>
      <text:p text:style-name="P1"><text:span text:style-name="T125"/></text:p>
      <text:p text:style-name="P1"><text:span text:style-name="T126">57)</text:span><text:span text:style-name="T127">1 to 10:</text:span></text:p>
      <text:p text:style-name="P1"><text:span text:style-name="T128">main()</text:span></text:p>
      <text:p text:style-name="P1"><text:span text:style-name="T128">{</text:span></text:p>
      <text:p text:style-name="P1"><text:span text:style-name="T128">for(i=1;i&lt;=10;i++)</text:span></text:p>
      <text:p text:style-name="P1"><text:span text:style-name="T128">{</text:span></text:p>
      <text:p text:style-name="P1"><text:span text:style-name="T129">printf("%d",i)</text:span></text:p>
      <text:p text:style-name="P1"><text:span text:style-name="T129">getch();</text:span></text:p>
      <text:p text:style-name="P1"><text:span text:style-name="T129">}</text:span><text:span text:style-name="T130"/></text:p>
      <text:p text:style-name="P1"><text:span text:style-name="T130"/></text:p>
      <text:p text:style-name="P1"><text:span text:style-name="T131">58)main()</text:span></text:p>
      <text:p text:style-name="P1"><text:span text:style-name="T131">{</text:span></text:p>
      <text:p text:style-name="P1"><text:span text:style-name="T131">int i=0;</text:span></text:p>
      <text:p text:style-name="P1"><text:span text:style-name="T131">for(;;)</text:span></text:p>
      <text:p text:style-name="P1"><text:span text:style-name="T131">printf("sara");</text:span></text:p>
      <text:p text:style-name="P1"><text:span text:style-name="T131">}</text:span></text:p>
      <text:p text:style-name="P1"><draw:frame text:anchor-type="as-char" svg:width="146.58mm" svg:height="82.29mm" style:rel-width="scale" style:rel-height="scale"><draw:object-ole xlink:href="OleObj58"/><draw:image xlink:href="ObjectReplacements/OleObj58"/></draw:frame><text:span text:style-name="T132"/></text:p>
      <text:p text:style-name="P1"><text:span text:style-name="T133">59)main()</text:span></text:p>
      <text:p text:style-name="P1"><text:span text:style-name="T133">{</text:span></text:p>
      <text:p text:style-name="P1"><text:span text:style-name="T133">for(i=1;i&lt;=4;i++)</text:span></text:p>
      <text:p text:style-name="P1"><text:span text:style-name="T133">{</text:span></text:p>
      <text:p text:style-name="P1"><text:span text:style-name="T133">for(j=1;j&lt;=i;j++)</text:span></text:p>
      <text:p text:style-name="P1"><text:span text:style-name="T133">{</text:span></text:p>
      <text:p text:style-name="P1"><text:span text:style-name="T133">printf("%d",j);</text:span></text:p>
      <text:p text:style-name="P1"><text:span text:style-name="T133">{</text:span></text:p>
      <text:p text:style-name="P1"><text:span text:style-name="T133">printf("\n");</text:span></text:p>
      <text:p text:style-name="P1"><text:span text:style-name="T133">}</text:span></text:p>
      <text:p text:style-name="P1"><draw:frame text:anchor-type="as-char" svg:width="146.58mm" svg:height="82.29mm" style:rel-width="scale" style:rel-height="scale"><draw:object-ole xlink:href="OleObj59"/><draw:image xlink:href="ObjectReplacements/OleObj59"/></draw:frame><text:span text:style-name="T134"/></text:p>
      <text:p text:style-name="P1"><text:span text:style-name="T135">60)main()</text:span></text:p>
      <text:p text:style-name="P1"><text:span text:style-name="T135">{</text:span></text:p>
      <text:p text:style-name="P1"><text:span text:style-name="T135">int i=0,n=0;</text:span></text:p>
      <text:p text:style-name="P1"><text:span text:style-name="T135">float k=0.0,sum=0.0;</text:span></text:p>
      <text:p text:style-name="P1"><text:span text:style-name="T135">printf("enter n");</text:span></text:p>
      <text:p text:style-name="P1"><text:span text:style-name="T135">scanf("%d,&amp;n);</text:span></text:p>
      <text:p text:style-name="P1"><text:span text:style-name="T135">while(++i=n)</text:span></text:p>
      <text:p text:style-name="P1"><text:span text:style-name="T135">{</text:span></text:p>
      <text:p text:style-name="P1"><text:span text:style-name="T135">k=i;</text:span></text:p>
      <text:p text:style-name="P1"><text:span text:style-name="T135">sum=sum+(1/k);</text:span></text:p>
      <text:p text:style-name="P1"><text:span text:style-name="T135">}</text:span></text:p>
      <text:p text:style-name="P1"><text:span text:style-name="T135">printf("%f",sum);</text:span></text:p>
      <text:p text:style-name="P1"><text:span text:style-name="T135">getch();</text:span></text:p>
      <text:p text:style-name="P1"><text:span text:style-name="T135">}</text:span></text:p>
      <text:p text:style-name="P1"><text:span text:style-name="T136"/></text:p>
      <text:p text:style-name="P1"><draw:frame text:anchor-type="as-char" svg:width="146.58mm" svg:height="82.29mm" style:rel-width="scale" style:rel-height="scale"><draw:object-ole xlink:href="OleObj60"/><draw:image xlink:href="ObjectReplacements/OleObj60"/></draw:frame><text:span text:style-name="T136"/></text:p>
      <text:p text:style-name="P1"><text:span text:style-name="T136"/></text:p>
      <text:p text:style-name="P1"><text:span text:style-name="T136"/></text:p>
      <text:p text:style-name="P2"><text:span text:style-name="T136">61)</text:span><text:span text:style-name="T137">main()</text:span></text:p>
      <text:p text:style-name="P2"><text:span text:style-name="T137">{</text:span></text:p>
      <text:p text:style-name="P2"><text:span text:style-name="T137">int n;</text:span></text:p>
      <text:p text:style-name="P2"><text:span text:style-name="T137">clrscr();</text:span></text:p>
      <text:p text:style-name="P2"><text:span text:style-name="T137">printf("enter n number");</text:span></text:p>
      <text:p text:style-name="P2"><text:span text:style-name="T137">scanf("%d",&amp;n);</text:span></text:p>
      <text:p text:style-name="P2"><text:span text:style-name="T137">if(0&lt;n)</text:span></text:p>
      <text:p text:style-name="P2"><text:span text:style-name="T137">{</text:span></text:p>
      <text:p text:style-name="P2"><text:span text:style-name="T137">printf("the number is positive");</text:span></text:p>
      <text:p text:style-name="P2"><text:span text:style-name="T137">}</text:span></text:p>
      <text:p text:style-name="P2"><text:span text:style-name="T137">else if(n&lt;0)</text:span></text:p>
      <text:p text:style-name="P2"><text:span text:style-name="T137">{</text:span></text:p>
      <text:p text:style-name="P2"><text:span text:style-name="T137">printf("the number is negative");</text:span></text:p>
      <text:p text:style-name="P2"><text:span text:style-name="T137">}</text:span></text:p>
      <text:p text:style-name="P2"><text:span text:style-name="T137">else</text:span></text:p>
      <text:p text:style-name="P2"><text:span text:style-name="T137">{</text:span></text:p>
      <text:p text:style-name="P2"><text:span text:style-name="T137">printf("the num is zero");</text:span></text:p>
      <text:p text:style-name="P2"><text:span text:style-name="T137">}</text:span></text:p>
      <text:p text:style-name="P2"><text:span text:style-name="T137">getch();</text:span></text:p>
      <text:p text:style-name="P2"><text:span text:style-name="T137">}</text:span></text:p>
      <text:p text:style-name="P2"><draw:frame text:anchor-type="as-char" svg:width="146.58mm" svg:height="82.29mm" style:rel-width="scale" style:rel-height="scale"><draw:object-ole xlink:href="OleObj61"/><draw:image xlink:href="ObjectReplacements/OleObj61"/></draw:frame><text:span text:style-name="T137"/></text:p>
      <text:p text:style-name="P3"><text:span text:style-name="T137">62)</text:span><text:span text:style-name="T138">LEAP YEAR</text:span><text:span text:style-name="T139"/></text:p>
      <text:p text:style-name="P4"><text:span text:style-name="T140">main()</text:span></text:p>
      <text:p text:style-name="P4"><text:span text:style-name="T140">{</text:span></text:p>
      <text:p text:style-name="P4"><text:span text:style-name="T140">int year;</text:span></text:p>
      <text:p text:style-name="P4"><text:span text:style-name="T140">clrscr();</text:span></text:p>
      <text:p text:style-name="P4"><text:span text:style-name="T140">printf("enter the year");</text:span></text:p>
      <text:p text:style-name="P4"><text:span text:style-name="T140">scanf("%d",&amp;year);</text:span></text:p>
      <text:p text:style-name="P4"><text:span text:style-name="T140">if(year%4==0)&amp;&amp;(year%400==0))</text:span></text:p>
      <text:p text:style-name="P4"><text:span text:style-name="T140">{</text:span></text:p>
      <text:p text:style-name="P4"><text:span text:style-name="T140">printf("it is leap year");</text:span></text:p>
      <text:p text:style-name="P4"><text:span text:style-name="T140">}</text:span></text:p>
      <text:p text:style-name="P4"><text:span text:style-name="T140">else </text:span></text:p>
      <text:p text:style-name="P4"><text:span text:style-name="T140">{</text:span></text:p>
      <text:p text:style-name="P4"><text:span text:style-name="T140">printf("it is not leap year");</text:span></text:p>
      <text:p text:style-name="P4"><text:span text:style-name="T140">getch();</text:span></text:p>
      <text:p text:style-name="P4"><text:span text:style-name="T140">}</text:span></text:p>
      <text:p text:style-name="P4"><draw:frame text:anchor-type="as-char" svg:width="146.58mm" svg:height="82.29mm" style:rel-width="scale" style:rel-height="scale"><draw:object-ole xlink:href="OleObj62"/><draw:image xlink:href="ObjectReplacements/OleObj62"/></draw:frame><text:span text:style-name="T140"/></text:p>
      <text:p text:style-name="P4"><text:span text:style-name="T141"/></text:p>
      <text:p text:style-name="P5"><text:span text:style-name="T142">63)</text:span><text:span text:style-name="T143">PRIME NUMBER OR NOT:</text:span></text:p>
      <text:p text:style-name="P5"><text:span text:style-name="T144">main()</text:span><text:span text:style-name="T145"/></text:p>
      <text:p text:style-name="P6"><text:span text:style-name="T146">{</text:span></text:p>
      <text:p text:style-name="P6"><text:span text:style-name="T146">int n,i,float=0;</text:span></text:p>
      <text:p text:style-name="P6"><text:span text:style-name="T146">clrscr();</text:span></text:p>
      <text:p text:style-name="P6"><text:span text:style-name="T146">printf("enter a number");</text:span></text:p>
      <text:p text:style-name="P6"><text:span text:style-name="T146">scanf("%d",&amp;n);</text:span></text:p>
      <text:p text:style-name="P6"><text:span text:style-name="T146">for(i=2;i&lt;n;i++)</text:span></text:p>
      <text:p text:style-name="P6"><text:span text:style-name="T146">{</text:span></text:p>
      <text:p text:style-name="P6"><text:span text:style-name="T146">if(n%i==0)</text:span></text:p>
      <text:p text:style-name="P6"><text:span text:style-name="T146">flag++;</text:span></text:p>
      <text:p text:style-name="P6"><text:span text:style-name="T146">}</text:span></text:p>
      <text:p text:style-name="P6"><text:span text:style-name="T146">else if(flag==0)</text:span></text:p>
      <text:p text:style-name="P6"><text:span text:style-name="T146">{</text:span></text:p>
      <text:p text:style-name="P6"><text:span text:style-name="T146">printf("prime number");</text:span></text:p>
      <text:p text:style-name="P6"><text:span text:style-name="T146">}</text:span></text:p>
      <text:p text:style-name="P6"><text:span text:style-name="T146">else</text:span></text:p>
      <text:p text:style-name="P6"><text:span text:style-name="T146">{</text:span></text:p>
      <text:p text:style-name="P6"><text:span text:style-name="T146">printf("not prime number");</text:span></text:p>
      <text:p text:style-name="P6"><text:span text:style-name="T146">}</text:span></text:p>
      <text:p text:style-name="P6"><text:span text:style-name="T146">}</text:span></text:p>
      <text:p text:style-name="P6"><text:span text:style-name="T146">getch();</text:span></text:p>
      <text:p text:style-name="P7"><text:span text:style-name="T147">}</text:span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7"/></text:p>
      <text:p text:style-name="P7"><text:span text:style-name="T148"><text:s/></text:span></text:p>
      <text:p text:style-name="P7"><text:span text:style-name="T149"/></text:p>
      <text:p text:style-name="P7"><text:span text:style-name="T149"/></text:p>
      <text:p text:style-name="P7"><text:span text:style-name="T149"/></text:p>
      <text:p text:style-name="P7"><text:span text:style-name="T149"/></text:p>
      <text:p text:style-name="P7"><text:span text:style-name="T149"/></text:p>
      <text:p text:style-name="P7"><text:span text:style-name="T149"/></text:p>
      <text:p text:style-name="P7"><text:span text:style-name="T149"/></text:p>
      <text:p text:style-name="P7"><text:span text:style-name="T1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